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2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2.2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4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508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42cm" svg:height="5.082cm" svg:x="2.68cm" svg:y="2.5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8cm" svg:height="0.806cm" svg:x="1.508cm" svg:y="7.477cm">
          <draw:text-box>
            <text:p><text:span text:style-name="T1">a</text:span><text:span text:style-name="T2">:=(a0,a1)</text:span></text:p>
          </draw:text-box>
        </draw:frame>
        <draw:frame draw:style-name="gr3" draw:text-style-name="P2" draw:layer="layout" svg:width="3.141cm" svg:height="0.806cm" svg:x="5.606cm" svg:y="1.762cm">
          <draw:text-box>
            <text:p><text:span text:style-name="T1">b</text:span><text:span text:style-name="T2">:=(b0,b1)</text:span></text:p>
          </draw:text-box>
        </draw:frame>
        <draw:frame draw:style-name="gr4" draw:layer="layout" svg:width="0.959cm" svg:height="1.47cm" svg:x="4.532cm" svg:y="6.588cm">
          <draw:text-box>
            <text:p>N</text:p>
          </draw:text-box>
        </draw:frame>
        <draw:frame draw:style-name="gr5" draw:layer="layout" svg:width="1.031cm" svg:height="1.005cm" svg:x="2.487cm" svg:y="4.578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00:55:08.752921135</meta:creation-date>
    <dc:date>2015-04-20T11:43:20.066948212</dc:date>
    <meta:editing-duration>PT9M26S</meta:editing-duration>
    <meta:editing-cycles>3</meta:editing-cycles>
    <meta:generator>LibreOffice/4.2.7.2$Linux_X86_64 LibreOffice_project/420m0$Build-2</meta:generator>
    <meta:document-statistic meta:object-count="5"/>
  </office:meta>
</office:document-meta>
</file>